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53f0"/>
    </style:style>
    <style:style style:name="P2" style:family="paragraph" style:parent-style-name="Standard">
      <style:text-properties officeooo:rsid="001c89b8" officeooo:paragraph-rsid="0022dac4"/>
    </style:style>
    <style:style style:name="P3" style:family="paragraph" style:parent-style-name="Standard">
      <style:text-properties officeooo:rsid="0022dac4" officeooo:paragraph-rsid="0022dac4"/>
    </style:style>
    <style:style style:name="T1" style:family="text">
      <style:text-properties officeooo:rsid="0022d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icione <text:span text:style-name="T1">no</text:span> sistema de controle de convidados as funções de filtro para barrar as pessoas com menos de 18 anos. Que possa <text:s/>melhorar a organização de cobrança e ordenar por nome, já que no futuro evento <text:span text:style-name="T1">é necessário</text:span> estar ordenado para conferência mais rápida de nomes.</text:p>
      <text:p text:style-name="P1"/>
      <text:p text:style-name="P3">Array de convidados:</text:p>
      <text:p text:style-name="P1"/>
      <text:p text:style-name="P2">var convidados = [ </text:p>
      <text:p text:style-name="P2"><text:tab/>{nome: 'Felipe', idade: <text:span text:style-name="T1">29</text:span>, genero: 'masculino'}, </text:p>
      <text:p text:style-name="P2"><text:tab/>{nome: '<text:span text:style-name="T1">Allana</text:span>', idade: <text:span text:style-name="T1">22</text:span>, genero: 'feminino'}, </text:p>
      <text:p text:style-name="P2"><text:tab/>{nome: '<text:span text:style-name="T1">Thiago</text:span>', idade: <text:span text:style-name="T1">33</text:span>, genero: 'masculino'}, </text:p>
      <text:p text:style-name="P2"><text:tab/>{nome: '<text:span text:style-name="T1">Carlos</text:span>', idade: <text:span text:style-name="T1">16</text:span>, genero: 'masculino'}, </text:p>
      <text:p text:style-name="P2"><text:tab/>{nome: '<text:span text:style-name="T1">Aline</text:span>', idade: <text:span text:style-name="T1">15</text:span>, genero: 'feminino'} </text:p>
      <text:p text:style-name="P2">]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13T10:44:16.166740103</dc:date>
    <meta:editing-duration>PT40M19S</meta:editing-duration>
    <meta:editing-cycles>20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84" meta:character-count="560" meta:non-whitespace-character-count="473"/>
  </office:meta>
</office:document-meta>
</file>